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725cm" svg:height="3.937cm" svg:x="4.483cm" svg:y="-2.683cm">
          <text:p/>
        </draw:rect>
        <draw:circle draw:style-name="gr2" draw:text-style-name="P1" draw:layer="layout" svg:width="4.826cm" svg:height="4.826cm" draw:transform="rotate (-0.533372619410553) translate (5.853cm 2.521cm)">
          <text:p/>
        </draw:circle>
        <draw:rect draw:style-name="gr3" draw:text-style-name="P1" draw:layer="layout" svg:width="1.039cm" svg:height="0.237cm" draw:transform="skewX (0.00418879020478566) rotate (-0.530929158457761) translate (7.399cm 3.617cm)">
          <text:p/>
        </draw:rect>
        <draw:rect draw:style-name="gr4" draw:text-style-name="P2" draw:layer="layout" svg:width="0.508cm" svg:height="0.508cm" svg:x="6.126cm" svg:y="2.824cm">
          <text:p text:style-name="P2"><text:span text:style-name="T1">A</text:span></text:p>
        </draw:rect>
        <draw:rect draw:style-name="gr4" draw:text-style-name="P2" draw:layer="layout" svg:width="0.469cm" svg:height="0.508cm" svg:x="6.727cm" svg:y="2.824cm">
          <text:p text:style-name="P2"><text:span text:style-name="T1">B</text:span></text:p>
        </draw:rect>
        <draw:rect draw:style-name="gr3" draw:text-style-name="P1" draw:layer="layout" svg:width="1.038cm" svg:height="0.237cm" draw:transform="skewX (0.0127409035395562) rotate (-0.530580092607362) translate (5.235cm 7.332cm)">
          <text:p/>
        </draw:rect>
        <draw:rect draw:style-name="gr3" draw:text-style-name="P1" draw:layer="layout" svg:width="1.038cm" svg:height="0.238cm" draw:transform="skewX (0.00837758040957121) rotate (1.03951810248763) translate (8.183cm 7.295cm)">
          <text:p/>
        </draw:rect>
        <draw:rect draw:style-name="gr3" draw:text-style-name="P1" draw:layer="layout" svg:width="1.039cm" svg:height="0.237cm" draw:transform="skewX (0.00418879020478566) rotate (1.03986716833803) translate (4.469cm 5.131cm)">
          <text:p/>
        </draw:rect>
        <draw:circle draw:style-name="gr2" draw:text-style-name="P1" draw:layer="layout" svg:width="4.826cm" svg:height="4.826cm" draw:transform="rotate (-0.533372619410553) translate (5.853cm 2.522cm)">
          <text:p/>
        </draw:circle>
        <draw:rect draw:style-name="gr3" draw:text-style-name="P1" draw:layer="layout" svg:width="1.039cm" svg:height="0.237cm" draw:transform="skewX (0.00418879020478566) rotate (-0.530929158457761) translate (7.399cm 3.618cm)">
          <text:p/>
        </draw:rect>
        <draw:rect draw:style-name="gr4" draw:text-style-name="P2" draw:layer="layout" svg:width="0.508cm" svg:height="0.508cm" svg:x="6.126cm" svg:y="2.825cm">
          <text:p text:style-name="P2"><text:span text:style-name="T1">A</text:span></text:p>
        </draw:rect>
        <draw:rect draw:style-name="gr4" draw:text-style-name="P2" draw:layer="layout" svg:width="0.469cm" svg:height="0.508cm" svg:x="6.727cm" svg:y="2.825cm">
          <text:p text:style-name="P2"><text:span text:style-name="T1">B</text:span></text:p>
        </draw:rect>
        <draw:rect draw:style-name="gr3" draw:text-style-name="P1" draw:layer="layout" svg:width="1.038cm" svg:height="0.237cm" draw:transform="skewX (0.0127409035395562) rotate (-0.530580092607362) translate (5.235cm 7.333cm)">
          <text:p/>
        </draw:rect>
        <draw:rect draw:style-name="gr3" draw:text-style-name="P1" draw:layer="layout" svg:width="1.038cm" svg:height="0.238cm" draw:transform="skewX (0.00837758040957121) rotate (1.03951810248763) translate (8.183cm 7.296cm)">
          <text:p/>
        </draw:rect>
        <draw:rect draw:style-name="gr3" draw:text-style-name="P1" draw:layer="layout" svg:width="1.039cm" svg:height="0.237cm" draw:transform="skewX (0.00418879020478566) rotate (1.03986716833803) translate (4.469cm 5.132cm)">
          <text:p/>
        </draw:rect>
        <draw:circle draw:style-name="gr2" draw:text-style-name="P1" draw:layer="layout" svg:width="4.826cm" svg:height="4.826cm" draw:transform="rotate (-0.00977384381235271) translate (4.315cm 9.089cm)">
          <text:p/>
        </draw:circle>
        <draw:rect draw:style-name="gr3" draw:text-style-name="P1" draw:layer="layout" svg:width="1.039cm" svg:height="0.237cm" draw:transform="skewX (0.0041887902047856) rotate (-0.00733038285956169) translate (6.202cm 9.265cm)">
          <text:p/>
        </draw:rect>
        <draw:rect draw:style-name="gr4" draw:text-style-name="P2" draw:layer="layout" svg:width="0.508cm" svg:height="0.508cm" svg:x="6.126cm" svg:y="8.524cm">
          <text:p text:style-name="P2"><text:span text:style-name="T1">A</text:span></text:p>
        </draw:rect>
        <draw:rect draw:style-name="gr4" draw:text-style-name="P2" draw:layer="layout" svg:width="0.469cm" svg:height="0.508cm" svg:x="6.727cm" svg:y="8.524cm">
          <text:p text:style-name="P2"><text:span text:style-name="T1">B</text:span></text:p>
        </draw:rect>
        <draw:rect draw:style-name="gr3" draw:text-style-name="P1" draw:layer="layout" svg:width="1.038cm" svg:height="0.237cm" draw:transform="skewX (0.0127409035395562) rotate (-0.00698131700916196) translate (6.185cm 13.565cm)">
          <text:p/>
        </draw:rect>
        <draw:rect draw:style-name="gr3" draw:text-style-name="P1" draw:layer="layout" svg:width="1.038cm" svg:height="0.238cm" draw:transform="skewX (0.0083775804095712) rotate (1.56311687808583) translate (8.719cm 12.058cm)">
          <text:p/>
        </draw:rect>
        <draw:rect draw:style-name="gr3" draw:text-style-name="P1" draw:layer="layout" svg:width="1.039cm" svg:height="0.237cm" draw:transform="skewX (0.0041887902047856) rotate (1.56346594393623) translate (4.421cm 12.042cm)">
          <text:p/>
        </draw:rect>
        <draw:circle draw:style-name="gr2" draw:text-style-name="P1" draw:layer="layout" svg:width="4.826cm" svg:height="4.826cm" draw:transform="rotate (-0.00977384381235271) translate (4.315cm 9.09cm)">
          <text:p/>
        </draw:circle>
        <draw:rect draw:style-name="gr3" draw:text-style-name="P1" draw:layer="layout" svg:width="1.039cm" svg:height="0.237cm" draw:transform="skewX (0.0041887902047856) rotate (-0.00733038285956169) translate (6.202cm 9.266cm)">
          <text:p/>
        </draw:rect>
        <draw:rect draw:style-name="gr4" draw:text-style-name="P2" draw:layer="layout" svg:width="0.508cm" svg:height="0.508cm" svg:x="6.126cm" svg:y="8.525cm">
          <text:p text:style-name="P2"><text:span text:style-name="T1">A</text:span></text:p>
        </draw:rect>
        <draw:rect draw:style-name="gr4" draw:text-style-name="P2" draw:layer="layout" svg:width="0.469cm" svg:height="0.508cm" svg:x="6.727cm" svg:y="8.525cm">
          <text:p text:style-name="P2"><text:span text:style-name="T1">B</text:span></text:p>
        </draw:rect>
        <draw:rect draw:style-name="gr3" draw:text-style-name="P1" draw:layer="layout" svg:width="1.038cm" svg:height="0.237cm" draw:transform="skewX (0.0127409035395562) rotate (-0.00698131700916196) translate (6.185cm 13.566cm)">
          <text:p/>
        </draw:rect>
        <draw:rect draw:style-name="gr3" draw:text-style-name="P1" draw:layer="layout" svg:width="1.038cm" svg:height="0.238cm" draw:transform="skewX (0.0083775804095712) rotate (1.56311687808583) translate (8.72cm 12.059cm)">
          <text:p/>
        </draw:rect>
        <draw:rect draw:style-name="gr3" draw:text-style-name="P1" draw:layer="layout" svg:width="1.039cm" svg:height="0.237cm" draw:transform="skewX (0.0041887902047856) rotate (1.56346594393623) translate (4.422cm 12.042cm)">
          <text:p/>
        </draw:rect>
        <draw:circle draw:style-name="gr2" draw:text-style-name="P1" draw:layer="layout" svg:width="4.826cm" svg:height="4.826cm" draw:transform="rotate (-0.266860842631069) translate (5.013cm 14.262cm)">
          <text:p/>
        </draw:circle>
        <draw:rect draw:style-name="gr3" draw:text-style-name="P1" draw:layer="layout" svg:width="1.039cm" svg:height="0.237cm" draw:transform="skewX (0.00418879020478558) rotate (-0.264417381678278) translate (6.793cm 14.912cm)">
          <text:p/>
        </draw:rect>
        <draw:rect draw:style-name="gr4" draw:text-style-name="P2" draw:layer="layout" svg:width="0.508cm" svg:height="0.508cm" svg:x="6.126cm" svg:y="14.224cm">
          <text:p text:style-name="P2"><text:span text:style-name="T1">A</text:span></text:p>
        </draw:rect>
        <draw:rect draw:style-name="gr4" draw:text-style-name="P2" draw:layer="layout" svg:width="0.469cm" svg:height="0.508cm" svg:x="6.727cm" svg:y="14.224cm">
          <text:p text:style-name="P2"><text:span text:style-name="T1">B</text:span></text:p>
        </draw:rect>
        <draw:rect draw:style-name="gr3" draw:text-style-name="P1" draw:layer="layout" svg:width="1.038cm" svg:height="0.237cm" draw:transform="skewX (0.0127409035395561) rotate (-0.264068315827879) translate (5.683cm 19.066cm)">
          <text:p/>
        </draw:rect>
        <draw:rect draw:style-name="gr3" draw:text-style-name="P1" draw:layer="layout" svg:width="1.038cm" svg:height="0.238cm" draw:transform="skewX (0.00837758040957121) rotate (1.30602987926711) translate (8.518cm 18.254cm)">
          <text:p/>
        </draw:rect>
        <draw:rect draw:style-name="gr3" draw:text-style-name="P1" draw:layer="layout" svg:width="1.039cm" svg:height="0.237cm" draw:transform="skewX (0.00418879020478558) rotate (1.30637894511751) translate (4.365cm 17.144cm)">
          <text:p/>
        </draw:rect>
        <draw:circle draw:style-name="gr2" draw:text-style-name="P1" draw:layer="layout" svg:width="4.826cm" svg:height="4.826cm" draw:transform="rotate (-0.266860842631069) translate (5.013cm 14.263cm)">
          <text:p/>
        </draw:circle>
        <draw:rect draw:style-name="gr3" draw:text-style-name="P1" draw:layer="layout" svg:width="1.039cm" svg:height="0.237cm" draw:transform="skewX (0.00418879020478558) rotate (-0.264417381678278) translate (6.793cm 14.913cm)">
          <text:p/>
        </draw:rect>
        <draw:rect draw:style-name="gr4" draw:text-style-name="P2" draw:layer="layout" svg:width="0.508cm" svg:height="0.508cm" svg:x="6.126cm" svg:y="14.225cm">
          <text:p text:style-name="P2"><text:span text:style-name="T1">A</text:span></text:p>
        </draw:rect>
        <draw:rect draw:style-name="gr4" draw:text-style-name="P2" draw:layer="layout" svg:width="0.469cm" svg:height="0.508cm" svg:x="6.727cm" svg:y="14.225cm">
          <text:p text:style-name="P2"><text:span text:style-name="T1">B</text:span></text:p>
        </draw:rect>
        <draw:rect draw:style-name="gr3" draw:text-style-name="P1" draw:layer="layout" svg:width="1.038cm" svg:height="0.237cm" draw:transform="skewX (0.0127409035395561) rotate (-0.264068315827879) translate (5.684cm 19.067cm)">
          <text:p/>
        </draw:rect>
        <draw:rect draw:style-name="gr3" draw:text-style-name="P1" draw:layer="layout" svg:width="1.038cm" svg:height="0.238cm" draw:transform="skewX (0.00837758040957121) rotate (1.30602987926711) translate (8.518cm 18.255cm)">
          <text:p/>
        </draw:rect>
        <draw:rect draw:style-name="gr3" draw:text-style-name="P1" draw:layer="layout" svg:width="1.039cm" svg:height="0.237cm" draw:transform="skewX (0.00418879020478558) rotate (1.30637894511751) translate (4.365cm 17.145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4T23:30:28.46</dc:date>
    <dc:creator>ian </dc:creator>
    <meta:editing-duration>PT9H49M45S</meta:editing-duration>
    <meta:editing-cycles>80</meta:editing-cycles>
    <meta:generator>OpenOffice/4.1.3$Win32 OpenOffice.org_project/413m1$Build-9783</meta:generator>
    <meta:document-statistic meta:object-count="43"/>
  </office:meta>
</office:document-meta>
</file>